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Таблица1" style:family="table" style:master-page-name="">
      <style:table-properties style:width="17.002cm" style:page-number="auto" table:align="margins"/>
    </style:style>
    <style:style style:name="Таблица1.A" style:family="table-column">
      <style:table-column-properties style:column-width="8.502cm" style:rel-column-width="32767*"/>
    </style:style>
    <style:style style:name="Таблица1.A1"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1.A15" style:family="table-cell">
      <style:table-cell-properties fo:padding="0cm" fo:border-left="0.5pt solid #000000" fo:border-right="0.5pt solid #000000" fo:border-top="none" fo:border-bottom="0.5pt solid #000000" style:writing-mode="page"/>
    </style:style>
    <style:style style:name="Таблица1.B15" style:family="table-cell">
      <style:table-cell-properties fo:padding="0cm" fo:border-left="0.5pt solid #000000" fo:border-right="0.5pt solid #000000" fo:border-top="none" fo:border-bottom="0.5pt solid #000000" style:writing-mode="page"/>
    </style:style>
    <style:style style:name="Таблица1.A16" style:family="table-cell">
      <style:table-cell-properties fo:padding="0cm" fo:border-left="0.5pt solid #000000" fo:border-right="0.5pt solid #000000" fo:border-top="none" fo:border-bottom="0.5pt solid #000000" style:writing-mode="page"/>
    </style:style>
    <style:style style:name="Таблица1.B16" style:family="table-cell">
      <style:table-cell-properties fo:padding="0cm" fo:border-left="0.5pt solid #000000" fo:border-right="0.5pt solid #000000" fo:border-top="none" fo:border-bottom="0.5pt solid #000000" style:writing-mode="page"/>
    </style:style>
    <style:style style:name="Таблица1.A17" style:family="table-cell">
      <style:table-cell-properties fo:padding="0cm" fo:border-left="0.5pt solid #000000" fo:border-right="0.5pt solid #000000" fo:border-top="none" fo:border-bottom="0.5pt solid #000000" style:writing-mode="page"/>
    </style:style>
    <style:style style:name="Таблица1.B17" style:family="table-cell">
      <style:table-cell-properties fo:padding="0cm" fo:border-left="0.5pt solid #000000" fo:border-right="0.5pt solid #000000" fo:border-top="none" fo:border-bottom="0.5pt solid #000000" style:writing-mode="page"/>
    </style:style>
    <style:style style:name="P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2" style:family="paragraph" style:parent-style-name="Standard">
      <style:paragraph-properties fo:text-align="center" style:justify-single-word="false"/>
      <style:text-properties style:font-name="Liberation Serif" fo:font-size="14pt" officeooo:rsid="000aae6a" officeooo:paragraph-rsid="000aae6a" style:font-size-asian="14pt" style:font-size-complex="14pt"/>
    </style:style>
    <style:style style:name="P3" style:family="paragraph" style:parent-style-name="Standard">
      <style:paragraph-properties fo:text-align="end" style:justify-single-word="false"/>
      <style:text-properties style:font-name="Liberation Serif" fo:font-size="14pt" officeooo:rsid="000aae6a" officeooo:paragraph-rsid="000aae6a" style:font-size-asian="14pt" style:font-size-complex="14pt"/>
    </style:style>
    <style:style style:name="P4" style:family="paragraph" style:parent-style-name="Standard">
      <style:paragraph-properties fo:text-align="center" style:justify-single-word="false"/>
      <style:text-properties style:font-name="Liberation Serif" fo:font-size="14pt" officeooo:rsid="000b1898" officeooo:paragraph-rsid="000b1898" style:font-size-asian="14pt" style:font-size-complex="14pt"/>
    </style:style>
    <style:style style:name="P5" style:family="paragraph" style:parent-style-name="Standard">
      <style:paragraph-properties fo:text-align="center" style:justify-single-word="false"/>
      <style:text-properties style:font-name="Liberation Serif" fo:font-size="14pt" fo:font-weight="bold" officeooo:rsid="000aae6a" officeooo:paragraph-rsid="000aae6a"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Liberation Serif" fo:font-size="14pt" fo:font-weight="normal" officeooo:rsid="000aae6a" officeooo:paragraph-rsid="000aae6a" style:font-size-asian="14pt" style:font-weight-asian="normal" style:font-size-complex="14pt" style:font-weight-complex="normal"/>
    </style:style>
    <style:style style:name="P7" style:family="paragraph" style:parent-style-name="Standard" style:master-page-name="">
      <loext:graphic-properties draw:fill="none"/>
      <style:paragraph-properties fo:margin-left="8.999cm" fo:margin-right="0cm" fo:text-align="start" style:justify-single-word="false" fo:text-indent="0cm" style:auto-text-indent="false" style:page-number="auto" fo:background-color="transparent"/>
      <style:text-properties style:font-name="Liberation Serif" fo:font-size="14pt" fo:font-weight="normal" officeooo:rsid="000aae6a" officeooo:paragraph-rsid="000aae6a" style:font-size-asian="14pt" style:font-weight-asian="normal" style:font-size-complex="14pt" style:font-weight-complex="normal"/>
    </style:style>
    <style:style style:name="P8"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style:font-name="Liberation Serif" fo:font-size="14pt" fo:font-weight="normal" officeooo:rsid="000aae6a" officeooo:paragraph-rsid="000aae6a" style:font-size-asian="14pt" style:font-weight-asian="normal" style:font-size-complex="14pt" style:font-weight-complex="normal"/>
    </style:style>
    <style:style style:name="P9"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style:font-name="Liberation Serif" fo:font-size="14pt" fo:font-weight="normal" officeooo:rsid="000aea56" officeooo:paragraph-rsid="000aea56" style:font-size-asian="14pt" style:font-weight-asian="normal" style:font-size-complex="14pt" style:font-weight-complex="normal"/>
    </style:style>
    <style:style style:name="P1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 fo:font-size="14pt" fo:font-weight="normal" officeooo:rsid="000aea56" officeooo:paragraph-rsid="000aea56" style:font-size-asian="14pt" style:font-weight-asian="normal" style:font-size-complex="14pt" style:font-weight-complex="normal"/>
    </style:style>
    <style:style style:name="P11" style:family="paragraph" style:parent-style-name="Contents_20_1">
      <style:paragraph-properties>
        <style:tab-stops>
          <style:tab-stop style:position="17.002cm" style:type="right" style:leader-style="dotted" style:leader-text="."/>
        </style:tab-stops>
      </style:paragraph-properties>
    </style:style>
    <style:style style:name="P12" style:family="paragraph" style:parent-style-name="Contents_20_2">
      <style:paragraph-properties>
        <style:tab-stops>
          <style:tab-stop style:position="16.503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Heading_20_1" style:list-style-name="">
      <style:paragraph-properties fo:text-align="center" style:justify-single-word="false">
        <style:tab-stops/>
      </style:paragraph-properties>
    </style:style>
    <style:style style:name="P16" style:family="paragraph" style:parent-style-name="Heading_20_1">
      <style:paragraph-properties fo:text-align="center" style:justify-single-word="false" fo:break-before="page"/>
      <style:text-properties officeooo:paragraph-rsid="0021bd95"/>
    </style:style>
    <style:style style:name="P17" style:family="paragraph" style:parent-style-name="Heading_20_1">
      <style:paragraph-properties fo:break-before="page"/>
      <style:text-properties officeooo:rsid="00261554" officeooo:paragraph-rsid="00261554"/>
    </style:style>
    <style:style style:name="P18" style:family="paragraph" style:parent-style-name="Heading_20_1">
      <style:paragraph-properties fo:break-before="page"/>
      <style:text-properties officeooo:rsid="00267909" officeooo:paragraph-rsid="00267909"/>
    </style:style>
    <style:style style:name="P19" style:family="paragraph" style:parent-style-name="Heading_20_1">
      <style:paragraph-properties fo:break-before="page"/>
      <style:text-properties officeooo:rsid="002cc8f8" officeooo:paragraph-rsid="002cc8f8"/>
    </style:style>
    <style:style style:name="P20" style:family="paragraph" style:parent-style-name="Heading_20_1">
      <style:paragraph-properties fo:break-before="page"/>
      <style:text-properties officeooo:rsid="002e0dc3" officeooo:paragraph-rsid="002e0dc3"/>
    </style:style>
    <style:style style:name="P21" style:family="paragraph" style:parent-style-name="Heading_20_2">
      <style:text-properties style:font-name="Liberation Serif" officeooo:paragraph-rsid="001fc348"/>
    </style:style>
    <style:style style:name="P22" style:family="paragraph" style:parent-style-name="Heading_20_2">
      <style:text-properties officeooo:paragraph-rsid="002315f0"/>
    </style:style>
    <style:style style:name="P23" style:family="paragraph" style:parent-style-name="Heading_20_2">
      <style:text-properties officeooo:paragraph-rsid="00242739"/>
    </style:style>
    <style:style style:name="P24" style:family="paragraph" style:parent-style-name="Heading_20_2">
      <style:text-properties officeooo:paragraph-rsid="00261554"/>
    </style:style>
    <style:style style:name="P25" style:family="paragraph" style:parent-style-name="Heading_20_3">
      <style:text-properties officeooo:rsid="0028427a" officeooo:paragraph-rsid="0028427a"/>
    </style:style>
    <style:style style:name="P26" style:family="paragraph" style:parent-style-name="Heading_20_3">
      <style:text-properties officeooo:rsid="002b3d5e" officeooo:paragraph-rsid="002b3d5e"/>
    </style:style>
    <style:style style:name="P27" style:family="paragraph" style:parent-style-name="Heading_20_3">
      <style:text-properties officeooo:paragraph-rsid="004397b6"/>
    </style:style>
    <style:style style:name="P28" style:family="paragraph" style:parent-style-name="Heading_20_4">
      <style:text-properties officeooo:rsid="0028427a" officeooo:paragraph-rsid="0028427a"/>
    </style:style>
    <style:style style:name="P2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4pt" fo:font-weight="normal" officeooo:paragraph-rsid="0022d9aa"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fo:font-size="14pt" fo:font-weight="normal" officeooo:paragraph-rsid="0022d9aa" style:font-size-asian="14pt" style:font-weight-asian="normal" style:font-size-complex="14pt" style:font-weight-complex="normal"/>
    </style:style>
    <style:style style:name="P31" style:family="paragraph" style:parent-style-name="Table_20_Contents">
      <style:paragraph-properties fo:text-align="center" style:justify-single-word="false"/>
      <style:text-properties fo:font-size="14pt" officeooo:rsid="00333b80" officeooo:paragraph-rsid="00333b80"/>
    </style:style>
    <style:style style:name="P32"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33" style:family="paragraph" style:parent-style-name="Table_20_Contents">
      <style:paragraph-properties fo:text-align="start" style:justify-single-word="false"/>
      <style:text-properties fo:font-size="14pt"/>
    </style:style>
    <style:style style:name="P3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3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3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37"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f212" officeooo:paragraph-rsid="0036f212"/>
    </style:style>
    <style:style style:name="P38" style:family="paragraph" style:parent-style-name="Text_20_body">
      <style:text-properties officeooo:paragraph-rsid="002e0dc3"/>
    </style:style>
    <style:style style:name="P39" style:family="paragraph" style:parent-style-name="Text_20_body">
      <style:paragraph-properties fo:text-align="justify" style:justify-single-word="false"/>
      <style:text-properties officeooo:paragraph-rsid="003100ea"/>
    </style:style>
    <style:style style:name="P40" style:family="paragraph" style:parent-style-name="Text_20_body">
      <style:paragraph-properties fo:text-align="justify" style:justify-single-word="false"/>
      <style:text-properties officeooo:paragraph-rsid="0038c55f"/>
    </style:style>
    <style:style style:name="P41" style:family="paragraph" style:parent-style-name="Text_20_body">
      <style:paragraph-properties fo:text-align="justify" style:justify-single-word="false"/>
      <style:text-properties officeooo:paragraph-rsid="004397b6"/>
    </style:style>
    <style:style style:name="P42" style:family="paragraph" style:parent-style-name="Text_20_body">
      <style:paragraph-properties fo:text-align="end" style:justify-single-word="false"/>
      <style:text-properties officeooo:rsid="00333b80" officeooo:paragraph-rsid="00333b80"/>
    </style:style>
    <style:style style:name="P43" style:family="paragraph" style:parent-style-name="Text_20_body">
      <style:paragraph-properties fo:text-align="center" style:justify-single-word="false"/>
      <style:text-properties officeooo:rsid="00333b80" officeooo:paragraph-rsid="00333b80"/>
    </style:style>
    <style:style style:name="P44" style:family="paragraph" style:parent-style-name="Text_20_body">
      <style:paragraph-properties fo:text-align="center" style:justify-single-word="false"/>
      <style:text-properties officeooo:rsid="003b46a0" officeooo:paragraph-rsid="003b46a0"/>
    </style:style>
    <style:style style:name="P45" style:family="paragraph" style:parent-style-name="Text_20_body">
      <style:paragraph-properties fo:text-align="justify" style:justify-single-word="false"/>
      <style:text-properties officeooo:rsid="003b46a0" officeooo:paragraph-rsid="003b46a0"/>
    </style:style>
    <style:style style:name="P46" style:family="paragraph" style:parent-style-name="Text_20_body">
      <style:paragraph-properties fo:text-align="justify" style:justify-single-word="false"/>
      <style:text-properties officeooo:rsid="003b46a0" officeooo:paragraph-rsid="003c297a"/>
    </style:style>
    <style:style style:name="P47" style:family="paragraph" style:parent-style-name="Text_20_body">
      <style:paragraph-properties fo:text-align="justify" style:justify-single-word="false"/>
      <style:text-properties officeooo:rsid="003dbc62" officeooo:paragraph-rsid="003dbc62"/>
    </style:style>
    <style:style style:name="P48" style:family="paragraph" style:parent-style-name="Text_20_body" style:list-style-name="L1">
      <style:paragraph-properties fo:text-align="justify" style:justify-single-word="false"/>
      <style:text-properties officeooo:rsid="003dbc62" officeooo:paragraph-rsid="003dbc62"/>
    </style:style>
    <style:style style:name="P49" style:family="paragraph" style:parent-style-name="Text_20_body">
      <style:paragraph-properties fo:text-align="justify" style:justify-single-word="false"/>
      <style:text-properties officeooo:rsid="003dbc62" officeooo:paragraph-rsid="003f5403"/>
    </style:style>
    <style:style style:name="P50" style:family="paragraph" style:parent-style-name="Text_20_body">
      <style:paragraph-properties fo:text-align="justify" style:justify-single-word="false"/>
      <style:text-properties officeooo:rsid="003dbc62" officeooo:paragraph-rsid="003f7c66"/>
    </style:style>
    <style:style style:name="P51" style:family="paragraph" style:parent-style-name="Text_20_body">
      <style:paragraph-properties fo:text-align="center" style:justify-single-word="false"/>
      <style:text-properties officeooo:rsid="00400489" officeooo:paragraph-rsid="00400489"/>
    </style:style>
    <style:style style:name="P52" style:family="paragraph" style:parent-style-name="Text_20_body">
      <style:paragraph-properties fo:text-align="justify" style:justify-single-word="false"/>
      <style:text-properties officeooo:rsid="00400489" officeooo:paragraph-rsid="0040d925"/>
    </style:style>
    <style:style style:name="P53" style:family="paragraph" style:parent-style-name="Text_20_body">
      <style:paragraph-properties fo:text-align="center" style:justify-single-word="false"/>
      <style:text-properties officeooo:rsid="0042f0ff" officeooo:paragraph-rsid="0042f0ff"/>
    </style:style>
    <style:style style:name="T1" style:family="text">
      <style:text-properties officeooo:rsid="0012d221"/>
    </style:style>
    <style:style style:name="T2" style:family="text">
      <style:text-properties style:font-name="Liberation Serif"/>
    </style:style>
    <style:style style:name="T3" style:family="text">
      <style:text-properties style:font-name="Liberation Serif" officeooo:rsid="002315f0"/>
    </style:style>
    <style:style style:name="T4" style:family="text">
      <style:text-properties style:font-name="Liberation Serif" officeooo:rsid="000e94e3"/>
    </style:style>
    <style:style style:name="T5" style:family="text">
      <style:text-properties style:font-name="Liberation Serif" officeooo:rsid="00261554"/>
    </style:style>
    <style:style style:name="T6" style:family="text">
      <style:text-properties fo:font-weight="bold" style:font-weight-asian="bold" style:font-weight-complex="bold"/>
    </style:style>
    <style:style style:name="T7" style:family="text">
      <style:text-properties style:font-name="Liberation Serif" officeooo:rsid="000aea56"/>
    </style:style>
    <style:style style:name="T8" style:family="text">
      <style:text-properties style:font-name="Liberation Serif" fo:font-weight="bold" officeooo:rsid="0022d9aa" style:font-weight-asian="bold" style:font-weight-complex="bold"/>
    </style:style>
    <style:style style:name="T9" style:family="text">
      <style:text-properties officeooo:rsid="0012a052"/>
    </style:style>
    <style:style style:name="T10" style:family="text">
      <style:text-properties officeooo:rsid="00261554"/>
    </style:style>
    <style:style style:name="T11" style:family="text">
      <style:text-properties officeooo:rsid="0028427a"/>
    </style:style>
    <style:style style:name="T12" style:family="text">
      <style:text-properties officeooo:rsid="002a1639"/>
    </style:style>
    <style:style style:name="T13" style:family="text">
      <style:text-properties officeooo:rsid="002a6d1d"/>
    </style:style>
    <style:style style:name="T14" style:family="text">
      <style:text-properties officeooo:rsid="002b3d5e"/>
    </style:style>
    <style:style style:name="T15" style:family="text">
      <style:text-properties officeooo:rsid="0030aef5"/>
    </style:style>
    <style:style style:name="T16" style:family="text">
      <style:text-properties officeooo:rsid="003100ea"/>
    </style:style>
    <style:style style:name="T17" style:family="text">
      <style:text-properties officeooo:rsid="003276e2"/>
    </style:style>
    <style:style style:name="T18" style:family="text">
      <style:text-properties officeooo:rsid="00343cfa"/>
    </style:style>
    <style:style style:name="T19" style:family="text">
      <style:text-properties officeooo:rsid="003646bc"/>
    </style:style>
    <style:style style:name="T20" style:family="text">
      <style:text-properties officeooo:rsid="00366c1e"/>
    </style:style>
    <style:style style:name="T21" style:family="text">
      <style:text-properties officeooo:rsid="0036f212"/>
    </style:style>
    <style:style style:name="T22" style:family="text">
      <style:text-properties officeooo:rsid="0038c55f"/>
    </style:style>
    <style:style style:name="T23" style:family="text">
      <style:text-properties officeooo:rsid="003919ed"/>
    </style:style>
    <style:style style:name="T24" style:family="text">
      <style:text-properties officeooo:rsid="003c297a"/>
    </style:style>
    <style:style style:name="T25" style:family="text">
      <style:text-properties officeooo:rsid="003c522a"/>
    </style:style>
    <style:style style:name="T26" style:family="text">
      <style:text-properties officeooo:rsid="003f5403"/>
    </style:style>
    <style:style style:name="T27" style:family="text">
      <style:text-properties officeooo:rsid="003f7c66"/>
    </style:style>
    <style:style style:name="T28" style:family="text">
      <style:text-properties officeooo:rsid="00400489"/>
    </style:style>
    <style:style style:name="T29" style:family="text">
      <style:text-properties officeooo:rsid="0040d925"/>
    </style:style>
    <style:style style:name="T30" style:family="text">
      <style:text-properties officeooo:rsid="00423bea"/>
    </style:style>
    <style:style style:name="T31" style:family="text">
      <style:text-properties officeooo:rsid="0042f0ff"/>
    </style:style>
    <style:style style:name="T32" style:family="text">
      <style:text-properties fo:color="#c9211e" loext:opacity="100%"/>
    </style:style>
    <style:style style:name="T33" style:family="text">
      <style:text-properties fo:color="#c9211e" loext:opacity="100%" officeooo:rsid="00431a9a"/>
    </style:style>
    <style:style style:name="T34" style:family="text">
      <style:text-properties fo:color="#c9211e" loext:opacity="100%" officeooo:rsid="004397b6"/>
    </style:style>
    <style:style style:name="T35" style:family="text">
      <style:text-properties fo:color="#c9211e" loext:opacity="100%" officeooo:rsid="0042f0ff"/>
    </style:style>
    <style:style style:name="T36" style:family="text">
      <style:text-properties officeooo:rsid="004397b6"/>
    </style:style>
    <style:style style:name="T37" style:family="text">
      <style:text-properties fo:color="#000000" loext:opacity="100%" officeooo:rsid="00431a9a"/>
    </style:style>
    <style:style style:name="T38" style:family="text">
      <style:text-properties fo:color="#000000" loext:opacity="100%" officeooo:rsid="004397b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инистерство образования Республики Беларусь</text:p>
      <text:p text:style-name="P2">Учреждение образования</text:p>
      <text:p text:style-name="P2">«Брестский Государственный университет имени А.С. Пушкина»</text:p>
      <text:p text:style-name="P2">Физико-математический факультет</text:p>
      <text:p text:style-name="P2">Кафедра общей и теоретической физики</text:p>
      <text:p text:style-name="P2"/>
      <text:p text:style-name="P2"/>
      <text:p text:style-name="P2"/>
      <text:p text:style-name="P2"/>
      <text:p text:style-name="P2"/>
      <text:p text:style-name="P3">Допущена к защите</text:p>
      <text:p text:style-name="P3">Заведующий кафедрой</text:p>
      <text:p text:style-name="P3">________ <text:s text:c="2"/>____________________</text:p>
      <text:p text:style-name="P3"/>
      <text:p text:style-name="P3">______________</text:p>
      <text:p text:style-name="P3">(дата) <text:s text:c="7"/></text:p>
      <text:p text:style-name="P4"/>
      <text:p text:style-name="P4"/>
      <text:p text:style-name="P2"/>
      <text:p text:style-name="P2"/>
      <text:p text:style-name="P2"/>
      <text:p text:style-name="P5">Компьютерное моделирование механических процессов</text:p>
      <text:p text:style-name="P6">Дипломная работа по физике, специальность</text:p>
      <text:p text:style-name="P6">КОМПЬЮТЕРНАЯ ФИЗИКА</text:p>
      <text:p text:style-name="P6"/>
      <text:p text:style-name="P6"/>
      <text:p text:style-name="P6"/>
      <text:p text:style-name="P6"/>
      <text:p text:style-name="P6"/>
      <text:p text:style-name="P6"/>
      <text:p text:style-name="P7">Выполнил студент 5 курса гр. КФ-51</text:p>
      <text:p text:style-name="P8">________________ <text:s text:c="4"/>Задернюк В. А.</text:p>
      <text:p text:style-name="P8">Научный руководитель:</text:p>
      <text:p text:style-name="P9">Доктор физико-математических наук,</text:p>
      <text:p text:style-name="P9">профессор</text:p>
      <text:p text:style-name="P9">________________ <text:s text:c="4"/>Плетюхов В. А.</text:p>
      <text:p text:style-name="P10"/>
      <text:p text:style-name="P10"/>
      <text:p text:style-name="P10"/>
      <text:p text:style-name="P10"/>
      <text:p text:style-name="P10"/>
      <text:p text:style-name="P10"/>
      <text:p text:style-name="P10"/>
      <text:p text:style-name="P10"/>
      <text:p text:style-name="P29"><text:span text:style-name="T7">Брест 2022</text:span></text:p>
      <text:p text:style-name="P30"><text:span text:style-name="T8">С</text:span><text:span text:style-name="T6">одеждание</text:span></text:p>
      <text:p text:style-name="P1"/>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338_1316247610" text:style-name="Index_20_Link" text:visited-style-name="Index_20_Link">ВВЕДЕНИЕ<text:tab/>3</text:a></text:p>
          <text:p text:style-name="P11"><text:a xlink:type="simple" xlink:href="#__RefHeading___Toc468_1316247610" text:style-name="Index_20_Link" text:visited-style-name="Index_20_Link">ОБЩАЯ ХАРАКТЕРИСТИКА РАБОТЫ<text:tab/>4</text:a></text:p>
          <text:p text:style-name="P12"><text:a xlink:type="simple" xlink:href="#__RefHeading___Toc342_1316247610" text:style-name="Index_20_Link" text:visited-style-name="Index_20_Link">1. Цель и задачи исследования<text:tab/>4</text:a></text:p>
          <text:p text:style-name="P12"><text:a xlink:type="simple" xlink:href="#__RefHeading___Toc344_1316247610" text:style-name="Index_20_Link" text:visited-style-name="Index_20_Link">2. Новизна разработки<text:tab/>4</text:a></text:p>
          <text:p text:style-name="P12"><text:a xlink:type="simple" xlink:href="#__RefHeading___Toc346_1316247610" text:style-name="Index_20_Link" text:visited-style-name="Index_20_Link">3. Апробация результатов дипломной работы<text:tab/>4</text:a></text:p>
          <text:p text:style-name="P12"><text:a xlink:type="simple" xlink:href="#__RefHeading___Toc348_1316247610" text:style-name="Index_20_Link" text:visited-style-name="Index_20_Link">4. Опублированность результатов исследования<text:tab/>4</text:a></text:p>
          <text:p text:style-name="P12"><text:a xlink:type="simple" xlink:href="#__RefHeading___Toc350_1316247610" text:style-name="Index_20_Link" text:visited-style-name="Index_20_Link">5. Структура и объем работы<text:tab/>4</text:a></text:p>
          <text:p text:style-name="P11"><text:a xlink:type="simple" xlink:href="#__RefHeading___Toc470_1316247610" text:style-name="Index_20_Link" text:visited-style-name="Index_20_Link">ОСНОВНАЯ ЧАСТЬ<text:tab/>5</text:a></text:p>
          <text:p text:style-name="P12"><text:a xlink:type="simple" xlink:href="#__RefHeading___Toc472_1316247610" text:style-name="Index_20_Link" text:visited-style-name="Index_20_Link">1. Общие сведения о компьютерном моделировании<text:tab/>5</text:a></text:p>
          <text:p text:style-name="P12"><text:a xlink:type="simple" xlink:href="#__RefHeading___Toc474_1316247610" text:style-name="Index_20_Link" text:visited-style-name="Index_20_Link">2. Обзор используемых инструментов<text:tab/>5</text:a></text:p>
          <text:p text:style-name="P13"><text:a xlink:type="simple" xlink:href="#__RefHeading___Toc476_1316247610" text:style-name="Index_20_Link" text:visited-style-name="Index_20_Link">2.1. Cmake<text:tab/>5</text:a></text:p>
          <text:p text:style-name="P13"><text:a xlink:type="simple" xlink:href="#__RefHeading___Toc478_1316247610" text:style-name="Index_20_Link" text:visited-style-name="Index_20_Link">2.2. Библиотеки<text:tab/>5</text:a></text:p>
          <text:p text:style-name="P14"><text:a xlink:type="simple" xlink:href="#__RefHeading___Toc588_1316247610" text:style-name="Index_20_Link" text:visited-style-name="Index_20_Link">2.3.1. GoogleTest<text:tab/>5</text:a></text:p>
          <text:p text:style-name="P14"><text:a xlink:type="simple" xlink:href="#__RefHeading___Toc480_1316247610" text:style-name="Index_20_Link" text:visited-style-name="Index_20_Link">2.3.2. SFML<text:tab/>5</text:a></text:p>
          <text:p text:style-name="P14"><text:a xlink:type="simple" xlink:href="#__RefHeading___Toc482_1316247610" text:style-name="Index_20_Link" text:visited-style-name="Index_20_Link">2.3.3. Dear ImGui<text:tab/>5</text:a></text:p>
          <text:p text:style-name="P14"><text:a xlink:type="simple" xlink:href="#__RefHeading___Toc590_1316247610" text:style-name="Index_20_Link" text:visited-style-name="Index_20_Link">2.3.4. ImGui-SFML<text:tab/>5</text:a></text:p>
          <text:p text:style-name="P13"><text:a xlink:type="simple" xlink:href="#__RefHeading___Toc594_1316247610" text:style-name="Index_20_Link" text:visited-style-name="Index_20_Link">2.3. Язык программирования C++<text:tab/>5</text:a></text:p>
          <text:p text:style-name="P13"><text:a xlink:type="simple" xlink:href="#__RefHeading___Toc704_1316247610" text:style-name="Index_20_Link" text:visited-style-name="Index_20_Link">2.4. Разработка через тестирование<text:tab/>5</text:a></text:p>
          <text:p text:style-name="P12"><text:a xlink:type="simple" xlink:href="#__RefHeading___Toc352_1316247610" text:style-name="Index_20_Link" text:visited-style-name="Index_20_Link">3. Автоматизация сборки<text:tab/>5</text:a></text:p>
          <text:p text:style-name="P13"><text:a xlink:type="simple" xlink:href="#__RefHeading___Toc592_1316247610" text:style-name="Index_20_Link" text:visited-style-name="Index_20_Link">3.1. Загрузка и подключение библиотек<text:tab/>5</text:a></text:p>
          <text:p text:style-name="P14"><text:a xlink:type="simple" xlink:href="#__RefHeading___Toc356_1316247610" text:style-name="Index_20_Link" text:visited-style-name="Index_20_Link">3.1.1. GoogleTest<text:tab/>5</text:a></text:p>
          <text:p text:style-name="P14"><text:a xlink:type="simple" xlink:href="#__RefHeading___Toc358_1316247610" text:style-name="Index_20_Link" text:visited-style-name="Index_20_Link">3.1.2. SFML<text:tab/>5</text:a></text:p>
          <text:p text:style-name="P14"><text:a xlink:type="simple" xlink:href="#__RefHeading___Toc360_1316247610" text:style-name="Index_20_Link" text:visited-style-name="Index_20_Link">3.1.3. Dear ImGui<text:tab/>5</text:a></text:p>
          <text:p text:style-name="P14"><text:a xlink:type="simple" xlink:href="#__RefHeading___Toc362_1316247610" text:style-name="Index_20_Link" text:visited-style-name="Index_20_Link">3.1.4. ImGui-SFML<text:tab/>5</text:a></text:p>
          <text:p text:style-name="P11"><text:a xlink:type="simple" xlink:href="#__RefHeading___Toc700_1316247610" text:style-name="Index_20_Link" text:visited-style-name="Index_20_Link">ЗАКЛЮЧЕНИЕ<text:tab/>6</text:a></text:p>
          <text:p text:style-name="P11"><text:a xlink:type="simple" xlink:href="#__RefHeading___Toc702_1316247610" text:style-name="Index_20_Link" text:visited-style-name="Index_20_Link">ИСТОЧНИКИ<text:tab/>7</text:a></text:p>
        </text:index-body>
      </text:table-of-content>
      <text:h text:style-name="P15" text:outline-level="1"/>
      <text:h text:style-name="P16" text:outline-level="1"><text:bookmark-start text:name="__RefHeading___Toc338_1316247610"/>ВВЕДЕНИЕ<text:bookmark-end text:name="__RefHeading___Toc338_1316247610"/></text:h>
      <text:h text:style-name="P17" text:outline-level="1"><text:bookmark-start text:name="__RefHeading___Toc468_1316247610"/>ОБЩАЯ ХАРАКТЕРИСТИКА РАБОТЫ<text:bookmark-end text:name="__RefHeading___Toc468_1316247610"/></text:h>
      <text:h text:style-name="Heading_20_2" text:outline-level="2"><text:bookmark-start text:name="__RefHeading___Toc342_1316247610"/><text:span text:style-name="T5">1. </text:span><text:span text:style-name="T3">Ц</text:span><text:span text:style-name="T2">ель и задачи исследования</text:span><text:bookmark-end text:name="__RefHeading___Toc342_1316247610"/></text:h>
      <text:h text:style-name="P21" text:outline-level="2"><text:bookmark-start text:name="__RefHeading___Toc344_1316247610"/><text:span text:style-name="T10">2. </text:span>Новизна разработки<text:bookmark-end text:name="__RefHeading___Toc344_1316247610"/></text:h>
      <text:h text:style-name="P22" text:outline-level="2"><text:bookmark-start text:name="__RefHeading___Toc346_1316247610"/><text:span text:style-name="T5">3. </text:span><text:span text:style-name="T2">Апробация </text:span><text:span text:style-name="T4">результатов дипломной работы</text:span><text:bookmark-end text:name="__RefHeading___Toc346_1316247610"/></text:h>
      <text:h text:style-name="P22" text:outline-level="2"><text:bookmark-start text:name="__RefHeading___Toc348_1316247610"/><text:span text:style-name="T10">4. </text:span>Опублированность результатов исследования<text:bookmark-end text:name="__RefHeading___Toc348_1316247610"/></text:h>
      <text:h text:style-name="P23" text:outline-level="2"><text:bookmark-start text:name="__RefHeading___Toc350_1316247610"/><text:span text:style-name="T5">5. </text:span><text:span text:style-name="T2">Структура и объем работы</text:span><text:bookmark-end text:name="__RefHeading___Toc350_1316247610"/></text:h>
      <text:h text:style-name="P18" text:outline-level="1"><text:bookmark-start text:name="__RefHeading___Toc470_1316247610"/>ОСНОВНАЯ ЧАСТЬ<text:bookmark-end text:name="__RefHeading___Toc470_1316247610"/></text:h>
      <text:h text:style-name="P24" text:outline-level="2"><text:bookmark-start text:name="__RefHeading___Toc472_1316247610"/>1. Общие сведения о компьютерном моделировании<text:bookmark-end text:name="__RefHeading___Toc472_1316247610"/></text:h>
      <text:p text:style-name="P39"><text:tab/><text:span text:style-name="T16">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16">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16">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9"><text:tab/><text:span text:style-name="T17">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42">Таблица 1.1</text:p>
      <text:p text:style-name="P43">Основные этапы компьютерного моделирования</text:p>
      <table:table table:name="Таблица1" table:style-name="Таблица1">
        <table:table-column table:style-name="Таблица1.A" table:number-columns-repeated="2"/>
        <table:table-row table:style-name="TableLine93875437278720">
          <table:table-cell table:style-name="Таблица1.A1" office:value-type="string">
            <text:p text:style-name="P31">Этап</text:p>
          </table:table-cell>
          <table:table-cell table:style-name="Таблица1.A1" office:value-type="string">
            <text:p text:style-name="P31">Действия</text:p>
          </table:table-cell>
        </table:table-row>
        <table:table-row table:style-name="TableLine93875437278720">
          <table:table-cell table:style-name="Таблица1.A1" table:number-rows-spanned="3" office:value-type="string">
            <text:p text:style-name="P32">Постановка задачи и её анализ</text:p>
          </table:table-cell>
          <table:table-cell table:style-name="Таблица1.B2" office:value-type="string">
            <text:p text:style-name="P32">Выяс<text:span text:style-name="T19">н</text:span>ить, с какой целью создается модель.</text:p>
          </table:table-cell>
        </table:table-row>
        <table:table-row table:style-name="TableLine93875437278720">
          <table:covered-table-cell table:style-name="Таблица1.A3"/>
          <table:table-cell table:style-name="Таблица1.B3" office:value-type="string">
            <text:p text:style-name="P32">Уточнить, какие исходные результаты и в каком виде следует их получить.</text:p>
          </table:table-cell>
        </table:table-row>
        <table:table-row table:style-name="TableLine93875437278720">
          <table:covered-table-cell table:style-name="Таблица1.A4"/>
          <table:table-cell table:style-name="Таблица1.B3" office:value-type="string">
            <text:p text:style-name="P32">Определить, какие <text:span text:style-name="T18">исходные данные нужны для создания модели.</text:span></text:p>
          </table:table-cell>
        </table:table-row>
        <table:table-row table:style-name="TableLine93875437278720">
          <table:table-cell table:style-name="Таблица1.A1" table:number-rows-spanned="3" office:value-type="string">
            <text:p text:style-name="P34">Построение информационной модели</text:p>
          </table:table-cell>
          <table:table-cell table:style-name="Таблица1.A1" office:value-type="string">
            <text:p text:style-name="P34">Определить параметры модели и выявить взаимосвязь между ними.</text:p>
          </table:table-cell>
        </table:table-row>
        <table:table-row table:style-name="TableLine93875437278720">
          <table:covered-table-cell table:style-name="Таблица1.A6"/>
          <table:table-cell table:style-name="Таблица1.B6" office:value-type="string">
            <text:p text:style-name="P34">Оценить, какие из параметров влиятельные для данной задачи, а какими можно пренебре<text:span text:style-name="T20">гат</text:span>ь.</text:p>
          </table:table-cell>
        </table:table-row>
        <table:table-row table:style-name="TableLine93875437278720">
          <table:covered-table-cell table:style-name="Таблица1.A7"/>
          <table:table-cell table:style-name="Таблица1.B7" office:value-type="string">
            <text:p text:style-name="P35">Математически описать зависимость между параметрами модели.</text:p>
          </table:table-cell>
        </table:table-row>
        <table:table-row table:style-name="TableLine93875437278720">
          <table:table-cell table:style-name="Таблица1.A1" table:number-rows-spanned="3" office:value-type="string">
            <text:p text:style-name="P35">Разработка метода и алгоритма реализации компьютерной модели</text:p>
          </table:table-cell>
          <table:table-cell table:style-name="Таблица1.A1" office:value-type="string">
            <text:p text:style-name="P35">Разработать метод получения исходных результатов.</text:p>
          </table:table-cell>
        </table:table-row>
        <table:table-row table:style-name="TableLine93875437278720">
          <table:covered-table-cell table:style-name="Таблица1.A9"/>
          <table:table-cell table:style-name="Таблица1.B9" office:value-type="string">
            <text:p text:style-name="P35">Составить алгоритм получения результатов <text:span text:style-name="T19">по избранным методам.</text:span></text:p>
          </table:table-cell>
        </table:table-row>
        <table:table-row table:style-name="TableLine93875437278720">
          <table:covered-table-cell table:style-name="Таблица1.A10"/>
          <table:table-cell table:style-name="Таблица1.B10" office:value-type="string">
            <text:p text:style-name="P36">Проверить правильность алгоритма.</text:p>
          </table:table-cell>
        </table:table-row>
        <table:table-row table:style-name="TableLine93875437278720">
          <table:table-cell table:style-name="Таблица1.A1" table:number-rows-spanned="3" office:value-type="string">
            <text:p text:style-name="P36">Разработка компьютерной модели</text:p>
          </table:table-cell>
          <table:table-cell table:style-name="Таблица1.A1" office:value-type="string">
            <text:p text:style-name="P36">Выбрать средства программной реализации алгоритма на компьютере.</text:p>
          </table:table-cell>
        </table:table-row>
        <table:table-row table:style-name="TableLine93875437278720">
          <table:covered-table-cell table:style-name="Таблица1.A12"/>
          <table:table-cell table:style-name="Таблица1.B12" office:value-type="string">
            <text:p text:style-name="P36">Разработать к<text:span text:style-name="T21">о</text:span>пьютерную модель.</text:p>
          </table:table-cell>
        </table:table-row>
        <table:table-row table:style-name="TableLine93875437278720">
          <table:covered-table-cell table:style-name="Таблица1.A13"/>
          <table:table-cell table:style-name="Таблица1.B13" office:value-type="string">
            <text:p text:style-name="P36">Проверить правильность созданной компьютерной модели.</text:p>
          </table:table-cell>
        </table:table-row>
        <table:table-row table:style-name="TableLine93875437278720">
          <table:table-cell table:style-name="Таблица1.A1" table:number-rows-spanned="4" office:value-type="string">
            <text:p text:style-name="P36">Проведение эксперимента</text:p>
          </table:table-cell>
          <table:table-cell table:style-name="Таблица1.A1" office:value-type="string">
            <text:p text:style-name="P36">Разработать план исследования.</text:p>
          </table:table-cell>
        </table:table-row>
        <table:table-row table:style-name="TableLine93875437278720">
          <table:covered-table-cell table:style-name="Таблица1.A15"/>
          <table:table-cell table:style-name="Таблица1.B15" office:value-type="string">
            <text:p text:style-name="P36">Провести эксперимент на базе созданной компьютерной модели.</text:p>
          </table:table-cell>
        </table:table-row>
        <table:table-row table:style-name="TableLine93875437278720">
          <table:covered-table-cell table:style-name="Таблица1.A16"/>
          <table:table-cell table:style-name="Таблица1.B16" office:value-type="string">
            <text:p text:style-name="P36">Проанализировать полученные результаты.</text:p>
          </table:table-cell>
        </table:table-row>
        <table:table-row table:style-name="TableLine93875437278720">
          <table:covered-table-cell table:style-name="Таблица1.A17"/>
          <table:table-cell table:style-name="Таблица1.B17" office:value-type="string">
            <text:p text:style-name="P37">Сделать выводы насчет свойств прототипа модели.</text:p>
          </table:table-cell>
        </table:table-row>
      </table:table>
      <text:p text:style-name="P43"/>
      <text:h text:style-name="P24" text:outline-level="2"><text:bookmark-start text:name="__RefHeading___Toc474_1316247610"/>2. Обзор используемых инструментов<text:bookmark-end text:name="__RefHeading___Toc474_1316247610"/></text:h>
      <text:h text:style-name="Heading_20_3" text:outline-level="3"><text:bookmark-start text:name="__RefHeading___Toc476_1316247610"/>2.1. Cmake<text:bookmark-end text:name="__RefHeading___Toc476_1316247610"/></text:h>
      <text:h text:style-name="Heading_20_3" text:outline-level="3"><text:bookmark-start text:name="__RefHeading___Toc478_1316247610"/>2.2. Библиотеки<text:bookmark-end text:name="__RefHeading___Toc478_1316247610"/></text:h>
      <text:h text:style-name="P28" text:outline-level="4"><text:bookmark-start text:name="__RefHeading___Toc588_1316247610"/>2.3.1. GoogleTest<text:bookmark-end text:name="__RefHeading___Toc588_1316247610"/></text:h>
      <text:h text:style-name="Heading_20_4" text:outline-level="4"><text:bookmark-start text:name="__RefHeading___Toc480_1316247610"/>2.3.<text:span text:style-name="T11">2</text:span>. SFML<text:bookmark-end text:name="__RefHeading___Toc480_1316247610"/></text:h>
      <text:h text:style-name="Heading_20_4" text:outline-level="4"><text:bookmark-start text:name="__RefHeading___Toc482_1316247610"/>2.3.<text:span text:style-name="T11">3</text:span>. <text:span text:style-name="T12">Dear </text:span>ImGui<text:bookmark-end text:name="__RefHeading___Toc482_1316247610"/></text:h>
      <text:h text:style-name="Heading_20_4" text:outline-level="4"><text:bookmark-start text:name="__RefHeading___Toc590_1316247610"/><text:span text:style-name="T14">2</text:span>.3.<text:span text:style-name="T11">4</text:span>. ImGui-SFML<text:bookmark-end text:name="__RefHeading___Toc590_1316247610"/></text:h>
      <text:h text:style-name="P26" text:outline-level="3"><text:bookmark-start text:name="__RefHeading___Toc594_1316247610"/>2.3. Язык программирования C++<text:bookmark-end text:name="__RefHeading___Toc594_1316247610"/></text:h>
      <text:p text:style-name="P40"><text:tab/><text:span text:style-name="T21">С++ – язык программирования общего назначения. Поддерживает такие парадигмы программирования, как процедурное программирование, объектно-ориентированное программирование, обобщ</text:span><text:span text:style-name="T22">ё</text:span><text:span text:style-name="T21">нное программирование. </text:span><text:span text:style-name="T22">Язык имеет богатую стандартную библиотеку, которая включает в себя распространённые контейнеры и алгоритмы, ввод-вывод, регулярные выражения, поддержку многопоточности и другие возможности. С++ сочетает </text:span><text:soft-page-break/><text:span text:style-name="T22">свойства как высокоуровневых, так и низкоуровневых языков. В сравнении с его предшественником – языко</text:span><text:span text:style-name="T23">в</text:span><text:span text:style-name="T22"> С – наибольшее внимание уделено поддержке объектно-ориентированного и обобщённого программирования.</text:span></text:p>
      <text:p text:style-name="P40"><text:tab/><text:span text:style-name="T23">С++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х86 это GCC, Visual C++, Intel C++ Compiler, Embarcadero (Borland) C++ Builder и другие. C++ оказал огромное влияние на другие языки программирования, в первую очередь на Java и C#.</text:span></text:p>
      <text:p text:style-name="P44">Рисунок <text:span text:style-name="T28">2</text:span>.<text:span text:style-name="T28">3.1</text:span> – Простейшая программа на С++</text:p>
      <text:p text:style-name="P45"><text:tab/>Синтаксис С++ унаследован от языка С. <text:span text:style-name="T24">Одним из принципов разработки было сохранение совместимости с С. Тем не менее С++ не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 не включает все возможные программы на С.[3]</text:span></text:p>
      <text:p text:style-name="P46"><text:tab/><text:span text:style-name="T24">С++ – это компилируемый язык. Это означает, что для запуска программы ее исходный текст должен быть обработан компилятором, с созданием </text:span><text:span text:style-name="T25">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просто «исходными файлами»). Исполняемая программа создается для конкретной комбинации оборудования и системы, её нельзя перенести, скажем, с Mac на Windows или Linux.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47"><text:tab/>Стандарт ISO C++ определяет два типа сущностей:</text:p>
      <text:list xml:id="list89584377" text:style-name="L1">
        <text:list-item>
          <text:p text:style-name="P48">основные языковые функции, такие как встроенные типы (например, char и int) или циклы (например, for или while);</text:p>
        </text:list-item>
        <text:list-item>
          <text:p text:style-name="P48">компоненты стандартной библиотеки, такие как контейнеры (например, vector и map) и операции ввода-вывода (например, &lt;&lt; <text:s/>или getline()).</text:p>
        </text:list-item>
      </text:list>
      <text:p text:style-name="P49"><text:tab/>Компоненты стандартной библиотеки в основном представляют собой совершенно обычный код С++, который предоставляться каждой реализацией С++. То есть стандартная бибилиотека С++ может быть реализована и на самом <text:soft-page-break/>С++ (с очень незначительным <text:span text:style-name="T26">машинного кода для таких вещей, как переключение контекста потока). Это означает, что С++ достаточно выразителен и эффективен для самых тебовательных задач системного программирования. С++ – это язык со статической типизацией. То есть тип каждой сущности (например, объект, значение, имя и выражение) должен бить извете копилятору в точке его использования. Тип объекта определяет набор применимых к нему операций.[4]</text:span></text:p>
      <text:p text:style-name="P49"><text:tab/><text:span text:style-name="T26">В языке С++ есть втроенные типы, такие как char, int и double. Тип называется встроенным, если компилятор знает, как представить объекты такого типа и какие операторы к нему можно применять (такие, как + и *) без уточнений в виде объявлений, которые создаёт программист в исходном коде. Типы, не относящиеся к встроенным, называют пользовательскими типами или типами, пределенными пользователем. Они могут бить частью стандартной библиотеки, доступной в любой реализации языка С++, соответствующей стандарту ISO (например, классы string, vector и ostream, или типами, самостоятельно созданными программистом, как класс Pendulum.</text:span></text:p>
      <text:p text:style-name="P50"><text:tab/><text:span text:style-name="T27">Язык С++ предоставляет две разновидности пользовательских типов: классы и перечисления. Классы носят намного более общий характер и играют более важную роль в программировании, поэтому мы сосредоточим свое внимание, в первую очередь, на них. Класс непосредственно выражает некую концепцию в программе. Класс – это (пользовательский) тип, определяющий представление объектов этого класса, их создание, исползование и уничтожение. В языке С++ (как и в большинстве современных языков) класс является основной строительной конструкцией в курных программах, которая весьма полезна и для разработки небольших программ.</text:span></text:p>
      <text:p text:style-name="P50"><text:tab/><text:span text:style-name="T27">Класс – это пользовательский тип. Он состоит из встроенных типов, других пользовательских типов и функций. Компоненты, использованые при определении класса, называются его членами. Класс может содержать несколько членов, а может и не иметь ни одного члена.</text:span></text:p>
      <text:p text:style-name="P51">Рисунок 2.3.2 – Объявление класса</text:p>
      <text:p text:style-name="P52"><text:tab/><text:span text:style-name="T29">Как правило, класс имеет интерфейс и реализацию. Интерфейс – это часта объявления класса, к которой <text:s/>его пользователь имеет прямой доступ. Реализация – это часть объявления класса, доступ к которой пользователь может получить только косвенно, через интерфейс. Открытый интерфейс идентифицируетя меткой public, а реализация – меткой private.</text:span></text:p>
      <text:p text:style-name="P52"><text:soft-page-break/><text:tab/><text:span text:style-name="T29">Функции-члены, имена которых совпадают с именем класса, являются особыми. Они называются конструкторыми и используются для инициализации (конструирования) объектов класса.[5]</text:span></text:p>
      <text:p text:style-name="P52"><text:tab/><text:span text:style-name="T30">Несмотря на присутствующую межпарадигменность, самой популярной в С++ была и остаётся парадигма ООП.</text:span></text:p>
      <text:p text:style-name="P52"><text:tab/><text:span text:style-name="T30">Ключевыми концепциями объектно-ориентированного программирования являются абстракция данных, наследование и динамическое связывание. Используя абстракцию данных, можно определить классы, отделяющие интерфейс от реализации. Наследование позволяет определять классы, моделирующие отношения между подобными типами. Динамическ</text:span><text:span text:style-name="T31">ое связывание позволяет использовать объекты этих типов, игнорируя незначительные различия между ними.</text:span></text:p>
      <text:p text:style-name="P52"><text:tab/><text:span text:style-name="T31">Связанные наследованием классы формируют иерархию. В корне иерархии обычно находится базовый класс, от которого прямо или косвенно происходят другие классы. Эти унаследованные классы известны как производные классы. В базовом классе определяют те члены, которые будут общими у всех типов в иерархии. В производных классах определяются те члены, которые будут специфическими для данного производного класса.</text:span></text:p>
      <text:p text:style-name="P53">Рисунок 2.3.3 – Наследование</text:p>
      <text:p text:style-name="P41"><text:span text:style-name="T31"><text:tab/>Динамическое связывание позволяет взаимозаменяемо использовать тот же код обработки объектов. В языке С++ динамическое связывание происходит тогда, когда обращение к виртуалной функции осуществляется при помощи ссылки (или указателя) на базовый класс. Когда виртуальная функция вызывается через ссылку или указатель, компилятор создаёт код </text:span><text:span text:style-name="T36">распознавания </text:span><text:span text:style-name="T38">во время выполнения вызываемой функции. Вызывается та функция, которая соответствует динамическому типу объекта, связанного с этим указателем или ссылкой.[6]</text:span></text:p>
      <text:p text:style-name="P41"><text:span text:style-name="T38"><text:tab/>Большую часть стандарта С++ занимает его библиотека. Основную часть библиотеку составляют многочисленные классы контейнеров и семейство обобщенных агоритмов, позволяющих писать компактные и эффективные программы.</text:span></text:p>
      <text:h text:style-name="P27" text:outline-level="3"><text:soft-page-break/>2.4. <text:span text:style-name="T15">Разработка через тестирование</text:span></text:h>
      <text:h text:style-name="P27" text:outline-level="3"><text:span text:style-name="T10">3. Автоматизация сборки</text:span></text:h>
      <text:h text:style-name="P25" text:outline-level="3"><text:bookmark-start text:name="__RefHeading___Toc592_1316247610"/>3.1. Загрузка и подключение библиотек<text:bookmark-end text:name="__RefHeading___Toc592_1316247610"/></text:h>
      <text:h text:style-name="Heading_20_4" text:outline-level="4"><text:bookmark-start text:name="__RefHeading___Toc356_1316247610"/><text:span text:style-name="T11">3.1.1. </text:span><text:span text:style-name="T1">G</text:span><text:span text:style-name="T9">oogle</text:span><text:span text:style-name="T1">T</text:span><text:span text:style-name="T9">est</text:span><text:bookmark-end text:name="__RefHeading___Toc356_1316247610"/></text:h>
      <text:h text:style-name="Heading_20_4" text:outline-level="4"><text:bookmark-start text:name="__RefHeading___Toc358_1316247610"/><text:span text:style-name="T11">3.1.2. </text:span><text:span text:style-name="T1">SFML</text:span><text:bookmark-end text:name="__RefHeading___Toc358_1316247610"/></text:h>
      <text:h text:style-name="Heading_20_4" text:outline-level="4"><text:bookmark-start text:name="__RefHeading___Toc360_1316247610"/><text:span text:style-name="T11">3.1.3. </text:span><text:span text:style-name="T13">Dear </text:span><text:span text:style-name="T1">I</text:span><text:span text:style-name="T9">m</text:span><text:span text:style-name="T1">G</text:span><text:span text:style-name="T9">ui</text:span><text:bookmark-end text:name="__RefHeading___Toc360_1316247610"/></text:h>
      <text:h text:style-name="Heading_20_4" text:outline-level="4"><text:bookmark-start text:name="__RefHeading___Toc362_1316247610"/><text:span text:style-name="T11">3.1.4. </text:span><text:span text:style-name="T1">ImGui-SFML</text:span><text:bookmark-end text:name="__RefHeading___Toc362_1316247610"/></text:h>
      <text:h text:style-name="P19" text:outline-level="1"><text:bookmark-start text:name="__RefHeading___Toc700_1316247610"/>ЗАКЛЮЧЕНИЕ<text:bookmark-end text:name="__RefHeading___Toc700_1316247610"/></text:h>
      <text:h text:style-name="P20" text:outline-level="1"><text:bookmark-start text:name="__RefHeading___Toc702_1316247610"/>ИСТОЧНИКИ<text:bookmark-end text:name="__RefHeading___Toc702_1316247610"/></text:h>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2"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4-21T00:09:27.371478487</dc:date>
    <meta:editing-duration>PT2H41M12S</meta:editing-duration>
    <meta:editing-cycles>40</meta:editing-cycles>
    <meta:generator>LibreOffice/7.3.2.2$Linux_X86_64 LibreOffice_project/30$Build-2</meta:generator>
    <meta:document-statistic meta:table-count="1" meta:image-count="0" meta:object-count="0" meta:page-count="12" meta:paragraph-count="121" meta:word-count="1428" meta:character-count="11443" meta:non-whitespace-character-count="10084"/>
  </office:meta>
</office:document-meta>
</file>